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07ad20" style:font-size-asian="10.5pt"/>
    </style:style>
    <style:style style:name="P2" style:family="paragraph" style:parent-style-name="Standard">
      <style:paragraph-properties fo:text-align="end" style:justify-single-word="false"/>
      <style:text-properties officeooo:rsid="0007ad20" officeooo:paragraph-rsid="0007ad20"/>
    </style:style>
    <style:style style:name="P3" style:family="paragraph" style:parent-style-name="Standard">
      <style:paragraph-properties fo:text-align="start" style:justify-single-word="false"/>
      <style:text-properties officeooo:rsid="0007ad20" officeooo:paragraph-rsid="0007ad20"/>
    </style:style>
    <style:style style:name="P4" style:family="paragraph" style:parent-style-name="Standard">
      <style:paragraph-properties fo:text-align="start" style:justify-single-word="false"/>
      <style:text-properties officeooo:rsid="0008b6b8" officeooo:paragraph-rsid="0008b6b8"/>
    </style:style>
    <style:style style:name="P5" style:family="paragraph" style:parent-style-name="Standard">
      <style:paragraph-properties fo:text-align="start" style:justify-single-word="false"/>
      <style:text-properties officeooo:rsid="000a764d" officeooo:paragraph-rsid="000a764d"/>
    </style:style>
    <style:style style:name="P6" style:family="paragraph" style:parent-style-name="Standard">
      <style:paragraph-properties fo:text-align="start" style:justify-single-word="false"/>
      <style:text-properties officeooo:rsid="000b8da7" officeooo:paragraph-rsid="000b8da7"/>
    </style:style>
    <style:style style:name="P7" style:family="paragraph" style:parent-style-name="Standard">
      <style:paragraph-properties fo:text-align="start" style:justify-single-word="false"/>
      <style:text-properties officeooo:rsid="000c0f2b" officeooo:paragraph-rsid="000c0f2b"/>
    </style:style>
    <style:style style:name="P8" style:family="paragraph" style:parent-style-name="Standard">
      <style:paragraph-properties fo:text-align="start" style:justify-single-word="false"/>
      <style:text-properties officeooo:rsid="000cb3af" officeooo:paragraph-rsid="000cb3af"/>
    </style:style>
    <style:style style:name="P9" style:family="paragraph" style:parent-style-name="Standard">
      <style:paragraph-properties fo:text-align="start" style:justify-single-word="false"/>
      <style:text-properties officeooo:rsid="000cb3af" officeooo:paragraph-rsid="000e099d"/>
    </style:style>
    <style:style style:name="P10" style:family="paragraph" style:parent-style-name="Standard">
      <style:paragraph-properties fo:text-align="start" style:justify-single-word="false"/>
      <style:text-properties officeooo:rsid="000e099d" officeooo:paragraph-rsid="000e099d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7ad20" officeooo:paragraph-rsid="0007ad20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e099d" officeooo:paragraph-rsid="000e099d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07ad20" officeooo:paragraph-rsid="0007ad20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08b6b8" officeooo:paragraph-rsid="0008b6b8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0a764d" officeooo:paragraph-rsid="000a764d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0b8da7" officeooo:paragraph-rsid="000b8da7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f1c30" officeooo:paragraph-rsid="001f1c30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0c0f2b" officeooo:paragraph-rsid="000c0f2b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0e099d" officeooo:paragraph-rsid="000e099d"/>
    </style:style>
    <style:style style:name="P20" style:family="paragraph" style:parent-style-name="Standard">
      <style:paragraph-properties fo:text-align="end" style:justify-single-word="false" fo:break-before="page"/>
      <style:text-properties style:text-position="0% 100%" officeooo:rsid="0008b6b8" officeooo:paragraph-rsid="0008b6b8"/>
    </style:style>
    <style:style style:name="P21" style:family="paragraph" style:parent-style-name="Standard">
      <style:paragraph-properties fo:text-align="start" style:justify-single-word="false" fo:break-before="page"/>
      <style:text-properties style:text-position="0% 100%" officeooo:rsid="0008b6b8" officeooo:paragraph-rsid="0008b6b8"/>
    </style:style>
    <style:style style:name="P22" style:family="paragraph" style:parent-style-name="Standard">
      <style:paragraph-properties fo:text-align="end" style:justify-single-word="false" fo:break-before="page"/>
      <style:text-properties style:text-position="0% 100%" officeooo:rsid="000b8da7" officeooo:paragraph-rsid="000b8da7"/>
    </style:style>
    <style:style style:name="P23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style:text-position="0% 100%" officeooo:rsid="000c0f2b" officeooo:paragraph-rsid="000c0f2b"/>
    </style:style>
    <style:style style:name="P24" style:family="paragraph" style:parent-style-name="Standard">
      <style:paragraph-properties fo:text-align="end" style:justify-single-word="false" fo:break-before="page"/>
      <style:text-properties style:text-line-through-style="none" style:text-line-through-type="none" style:text-position="0% 100%" officeooo:rsid="000cb3af" officeooo:paragraph-rsid="000cb3af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07ad20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b8da7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b8da7"/>
    </style:style>
    <style:style style:name="T8" style:family="text">
      <style:text-properties style:text-position="0% 100%" officeooo:rsid="000c0f2b"/>
    </style:style>
    <style:style style:name="T9" style:family="text">
      <style:text-properties style:text-position="0% 100%" officeooo:rsid="000f6b2c"/>
    </style:style>
    <style:style style:name="T10" style:family="text">
      <style:text-properties style:text-position="0% 100%" officeooo:rsid="00103764"/>
    </style:style>
    <style:style style:name="T11" style:family="text">
      <style:text-properties style:text-position="0% 100%" officeooo:rsid="0010756e"/>
    </style:style>
    <style:style style:name="T12" style:family="text">
      <style:text-properties style:text-position="0% 100%" officeooo:rsid="00165749"/>
    </style:style>
    <style:style style:name="T13" style:family="text">
      <style:text-properties style:text-position="0% 100%" officeooo:rsid="00189c3d"/>
    </style:style>
    <style:style style:name="T14" style:family="text">
      <style:text-properties style:text-position="0% 100%" officeooo:rsid="001c801c"/>
    </style:style>
    <style:style style:name="T15" style:family="text">
      <style:text-properties style:text-position="0% 100%" officeooo:rsid="001d2b38"/>
    </style:style>
    <style:style style:name="T16" style:family="text">
      <style:text-properties style:text-position="0% 100%" officeooo:rsid="001f85dd"/>
    </style:style>
    <style:style style:name="T17" style:family="text">
      <style:text-properties style:text-position="0% 100%" officeooo:rsid="00227678"/>
    </style:style>
    <style:style style:name="T18" style:family="text">
      <style:text-properties style:text-position="0% 100%" officeooo:rsid="002508ca"/>
    </style:style>
    <style:style style:name="T19" style:family="text">
      <style:text-properties style:text-position="0% 100%" officeooo:rsid="0025bfb5"/>
    </style:style>
    <style:style style:name="T20" style:family="text">
      <style:text-properties style:text-position="0% 100%" officeooo:rsid="0026701d"/>
    </style:style>
    <style:style style:name="T21" style:family="text">
      <style:text-properties style:text-position="0% 100%" officeooo:rsid="00274a05"/>
    </style:style>
    <style:style style:name="T22" style:family="text">
      <style:text-properties style:text-position="0% 100%" officeooo:rsid="00288837"/>
    </style:style>
    <style:style style:name="T23" style:family="text">
      <style:text-properties style:text-position="0% 100%" officeooo:rsid="004085bc"/>
    </style:style>
    <style:style style:name="T24" style:family="text">
      <style:text-properties style:text-position="0% 100%" officeooo:rsid="00440079"/>
    </style:style>
    <style:style style:name="T25" style:family="text">
      <style:text-properties style:text-position="sub 58%"/>
    </style:style>
    <style:style style:name="T26" style:family="text">
      <style:text-properties style:text-line-through-style="solid" style:text-line-through-type="single" style:text-position="0% 100%"/>
    </style:style>
    <style:style style:name="T27" style:family="text">
      <style:text-properties style:text-line-through-style="solid" style:text-line-through-type="single" style:text-position="0% 100%" officeooo:rsid="000c0f2b"/>
    </style:style>
    <style:style style:name="T28" style:family="text">
      <style:text-properties style:text-line-through-style="none" style:text-line-through-type="none" style:text-position="0% 100%"/>
    </style:style>
    <style:style style:name="T29" style:family="text">
      <style:text-properties style:text-line-through-style="none" style:text-line-through-type="none" style:text-position="0% 100%" officeooo:rsid="000c0f2b"/>
    </style:style>
    <style:style style:name="T30" style:family="text">
      <style:text-properties style:text-line-through-style="none" style:text-line-through-type="none" style:text-position="0% 100%" officeooo:rsid="000cb3af"/>
    </style:style>
    <style:style style:name="T31" style:family="text">
      <style:text-properties style:text-line-through-style="none" style:text-line-through-type="none" style:text-position="0% 100%" officeooo:rsid="000e099d"/>
    </style:style>
    <style:style style:name="T32" style:family="text">
      <style:text-properties style:text-line-through-style="none" style:text-line-through-type="none" style:text-position="0% 100%" officeooo:rsid="00288837"/>
    </style:style>
    <style:style style:name="T33" style:family="text">
      <style:text-properties style:text-line-through-style="none" style:text-line-through-type="none" style:text-position="0% 100%" officeooo:rsid="0029ebb2"/>
    </style:style>
    <style:style style:name="T34" style:family="text">
      <style:text-properties style:text-line-through-style="none" style:text-line-through-type="none" style:text-position="0% 100%" officeooo:rsid="002ad0c2"/>
    </style:style>
    <style:style style:name="T35" style:family="text">
      <style:text-properties style:text-line-through-style="none" style:text-line-through-type="none" style:text-position="0% 100%" officeooo:rsid="002df6af"/>
    </style:style>
    <style:style style:name="T36" style:family="text">
      <style:text-properties style:text-line-through-style="none" style:text-line-through-type="none" style:text-position="0% 100%" officeooo:rsid="002e3ee2"/>
    </style:style>
    <style:style style:name="T37" style:family="text">
      <style:text-properties style:text-line-through-style="none" style:text-line-through-type="none" style:text-position="0% 100%" officeooo:rsid="00300d9f"/>
    </style:style>
    <style:style style:name="T38" style:family="text">
      <style:text-properties style:text-line-through-style="none" style:text-line-through-type="none" style:text-position="0% 100%" officeooo:rsid="0031782d"/>
    </style:style>
    <style:style style:name="T39" style:family="text">
      <style:text-properties style:text-line-through-style="none" style:text-line-through-type="none" style:text-position="0% 100%" officeooo:rsid="00334fb8"/>
    </style:style>
    <style:style style:name="T40" style:family="text">
      <style:text-properties style:text-line-through-style="none" style:text-line-through-type="none" style:text-position="0% 100%" officeooo:rsid="003384f6"/>
    </style:style>
    <style:style style:name="T41" style:family="text">
      <style:text-properties style:text-line-through-style="none" style:text-line-through-type="none" style:text-position="0% 100%" officeooo:rsid="00346974"/>
    </style:style>
    <style:style style:name="T42" style:family="text">
      <style:text-properties style:text-line-through-style="none" style:text-line-through-type="none" style:text-position="0% 100%" officeooo:rsid="0035a63a"/>
    </style:style>
    <style:style style:name="T43" style:family="text">
      <style:text-properties style:text-line-through-style="none" style:text-line-through-type="none" style:text-position="0% 100%" officeooo:rsid="0039c3ee"/>
    </style:style>
    <style:style style:name="T44" style:family="text">
      <style:text-properties style:text-line-through-style="none" style:text-line-through-type="none" style:text-position="0% 100%" officeooo:rsid="003b1d89"/>
    </style:style>
    <style:style style:name="T45" style:family="text">
      <style:text-properties style:text-line-through-style="none" style:text-line-through-type="none" style:text-position="0% 100%" officeooo:rsid="003cf233"/>
    </style:style>
    <style:style style:name="T46" style:family="text">
      <style:text-properties style:text-line-through-style="none" style:text-line-through-type="none" style:text-position="super 58%"/>
    </style:style>
    <style:style style:name="T47" style:family="text">
      <style:text-properties style:text-line-through-style="none" style:text-line-through-type="none" style:text-position="super 58%" officeooo:rsid="000cb3af"/>
    </style:style>
    <style:style style:name="T48" style:family="text">
      <style:text-properties style:text-line-through-style="none" style:text-line-through-type="none" style:text-position="super 58%" officeooo:rsid="000e099d"/>
    </style:style>
    <style:style style:name="T49" style:family="text">
      <style:text-properties style:text-line-through-style="none" style:text-line-through-type="none" style:text-position="super 58%" officeooo:rsid="0035a63a"/>
    </style:style>
    <style:style style:name="T50" style:family="text">
      <style:text-properties style:text-line-through-style="none" style:text-line-through-type="none" style:text-position="super 58%" officeooo:rsid="003b1d89"/>
    </style:style>
    <style:style style:name="T51" style:family="text">
      <style:text-properties style:text-line-through-style="none" style:text-line-through-type="none" style:text-position="super 58%" officeooo:rsid="003cf233"/>
    </style:style>
    <style:style style:name="T52" style:family="text">
      <style:text-properties style:text-line-through-style="none" style:text-line-through-type="none" style:text-position="sub 58%"/>
    </style:style>
    <style:style style:name="T53" style:family="text">
      <style:text-properties officeooo:rsid="000f6b2c"/>
    </style:style>
    <style:style style:name="T54" style:family="text">
      <style:text-properties officeooo:rsid="00145d9f"/>
    </style:style>
    <style:style style:name="T55" style:family="text">
      <style:text-properties officeooo:rsid="00182394"/>
    </style:style>
    <style:style style:name="T56" style:family="text">
      <style:text-properties officeooo:rsid="001a571d"/>
    </style:style>
    <style:style style:name="T57" style:family="text">
      <style:text-properties officeooo:rsid="001b837d"/>
    </style:style>
    <style:style style:name="T58" style:family="text">
      <style:text-properties officeooo:rsid="00205e62"/>
    </style:style>
    <style:style style:name="T59" style:family="text">
      <style:text-properties officeooo:rsid="0036ea8f"/>
    </style:style>
    <style:style style:name="T60" style:family="text">
      <style:text-properties officeooo:rsid="003776a4"/>
    </style:style>
    <style:style style:name="T61" style:family="text">
      <style:text-properties officeooo:rsid="00393adb"/>
    </style:style>
    <style:style style:name="T62" style:family="text">
      <style:text-properties officeooo:rsid="0039c3ee"/>
    </style:style>
    <style:style style:name="T63" style:family="text">
      <style:text-properties fo:color="#3333ff"/>
    </style:style>
    <style:style style:name="T64" style:family="text">
      <style:text-properties fo:color="#3333ff" style:text-position="0% 100%"/>
    </style:style>
    <style:style style:name="T65" style:family="text">
      <style:text-properties fo:color="#3333ff" style:text-position="0% 100%" officeooo:rsid="000f6b2c"/>
    </style:style>
    <style:style style:name="T66" style:family="text">
      <style:text-properties fo:color="#3333ff" style:text-position="0% 100%" officeooo:rsid="003ed5e0"/>
    </style:style>
    <style:style style:name="T67" style:family="text">
      <style:text-properties fo:color="#3333ff" style:text-position="0% 100%" officeooo:rsid="00103764"/>
    </style:style>
    <style:style style:name="T68" style:family="text">
      <style:text-properties fo:color="#3333ff" style:text-position="0% 100%" officeooo:rsid="00129977"/>
    </style:style>
    <style:style style:name="T69" style:family="text">
      <style:text-properties fo:color="#3333ff" style:text-position="0% 100%" officeooo:rsid="00189c3d"/>
    </style:style>
    <style:style style:name="T70" style:family="text">
      <style:text-properties fo:color="#3333ff" style:text-position="0% 100%" officeooo:rsid="00193e77"/>
    </style:style>
    <style:style style:name="T71" style:family="text">
      <style:text-properties fo:color="#3333ff" style:text-position="0% 100%" officeooo:rsid="001a571d"/>
    </style:style>
    <style:style style:name="T72" style:family="text">
      <style:text-properties fo:color="#3333ff" style:text-position="0% 100%" officeooo:rsid="001d2b38"/>
    </style:style>
    <style:style style:name="T73" style:family="text">
      <style:text-properties fo:color="#3333ff" style:text-position="0% 100%" officeooo:rsid="001f85dd"/>
    </style:style>
    <style:style style:name="T74" style:family="text">
      <style:text-properties fo:color="#3333ff" style:text-position="0% 100%" officeooo:rsid="0020ff58"/>
    </style:style>
    <style:style style:name="T75" style:family="text">
      <style:text-properties fo:color="#3333ff" style:text-position="0% 100%" officeooo:rsid="00236f89"/>
    </style:style>
    <style:style style:name="T76" style:family="text">
      <style:text-properties fo:color="#3333ff" style:text-position="0% 100%" officeooo:rsid="002508ca"/>
    </style:style>
    <style:style style:name="T77" style:family="text">
      <style:text-properties fo:color="#3333ff" style:text-position="0% 100%" officeooo:rsid="000b8da7"/>
    </style:style>
    <style:style style:name="T78" style:family="text">
      <style:text-properties fo:color="#3333ff" style:text-position="0% 100%" officeooo:rsid="00274a05"/>
    </style:style>
    <style:style style:name="T79" style:family="text">
      <style:text-properties fo:color="#3333ff" style:text-position="0% 100%" officeooo:rsid="00288837"/>
    </style:style>
    <style:style style:name="T80" style:family="text">
      <style:text-properties fo:color="#3333ff" style:text-position="0% 100%" officeooo:rsid="000c0f2b"/>
    </style:style>
    <style:style style:name="T81" style:family="text">
      <style:text-properties fo:color="#3333ff" style:text-position="super 58%"/>
    </style:style>
    <style:style style:name="T82" style:family="text">
      <style:text-properties fo:color="#3333ff" style:text-position="super 58%" officeooo:rsid="000b8da7"/>
    </style:style>
    <style:style style:name="T83" style:family="text">
      <style:text-properties fo:color="#3333ff" officeooo:rsid="0011c46f"/>
    </style:style>
    <style:style style:name="T84" style:family="text">
      <style:text-properties fo:color="#3333ff" officeooo:rsid="00145d9f"/>
    </style:style>
    <style:style style:name="T85" style:family="text">
      <style:text-properties fo:color="#3333ff" officeooo:rsid="00205e62"/>
    </style:style>
    <style:style style:name="T86" style:family="text">
      <style:text-properties fo:color="#3333ff" style:text-line-through-style="none" style:text-line-through-type="none" style:text-position="0% 100%"/>
    </style:style>
    <style:style style:name="T87" style:family="text">
      <style:text-properties fo:color="#3333ff" style:text-line-through-style="none" style:text-line-through-type="none" style:text-position="0% 100%" officeooo:rsid="000c0f2b"/>
    </style:style>
    <style:style style:name="T88" style:family="text">
      <style:text-properties fo:color="#3333ff" style:text-line-through-style="none" style:text-line-through-type="none" style:text-position="0% 100%" officeooo:rsid="00288837"/>
    </style:style>
    <style:style style:name="T89" style:family="text">
      <style:text-properties fo:color="#3333ff" style:text-line-through-style="none" style:text-line-through-type="none" style:text-position="0% 100%" officeooo:rsid="002df6af"/>
    </style:style>
    <style:style style:name="T90" style:family="text">
      <style:text-properties fo:color="#3333ff" style:text-line-through-style="none" style:text-line-through-type="none" style:text-position="0% 100%" officeooo:rsid="000cb3af"/>
    </style:style>
    <style:style style:name="T91" style:family="text">
      <style:text-properties fo:color="#3333ff" style:text-line-through-style="none" style:text-line-through-type="none" style:text-position="0% 100%" officeooo:rsid="002e3ee2"/>
    </style:style>
    <style:style style:name="T92" style:family="text">
      <style:text-properties fo:color="#3333ff" style:text-line-through-style="none" style:text-line-through-type="none" style:text-position="0% 100%" officeooo:rsid="002f2740"/>
    </style:style>
    <style:style style:name="T93" style:family="text">
      <style:text-properties fo:color="#3333ff" style:text-line-through-style="none" style:text-line-through-type="none" style:text-position="0% 100%" officeooo:rsid="00300d9f"/>
    </style:style>
    <style:style style:name="T94" style:family="text">
      <style:text-properties fo:color="#3333ff" style:text-line-through-style="none" style:text-line-through-type="none" style:text-position="0% 100%" officeooo:rsid="0031782d"/>
    </style:style>
    <style:style style:name="T95" style:family="text">
      <style:text-properties fo:color="#3333ff" style:text-line-through-style="none" style:text-line-through-type="none" style:text-position="0% 100%" officeooo:rsid="00346974"/>
    </style:style>
    <style:style style:name="T96" style:family="text">
      <style:text-properties fo:color="#3333ff" style:text-line-through-style="none" style:text-line-through-type="none" style:text-position="0% 100%" officeooo:rsid="000e099d"/>
    </style:style>
    <style:style style:name="T97" style:family="text">
      <style:text-properties fo:color="#3333ff" style:text-line-through-style="none" style:text-line-through-type="none" style:text-position="0% 100%" officeooo:rsid="0035a63a"/>
    </style:style>
    <style:style style:name="T98" style:family="text">
      <style:text-properties fo:color="#3333ff" style:text-line-through-style="none" style:text-line-through-type="none" style:text-position="0% 100%" officeooo:rsid="0039c3ee"/>
    </style:style>
    <style:style style:name="T99" style:family="text">
      <style:text-properties fo:color="#3333ff" style:text-line-through-style="none" style:text-line-through-type="none" style:text-position="0% 100%" officeooo:rsid="003b1d89"/>
    </style:style>
    <style:style style:name="T100" style:family="text">
      <style:text-properties fo:color="#3333ff" style:text-line-through-style="none" style:text-line-through-type="none" style:text-position="0% 100%" officeooo:rsid="003384f6"/>
    </style:style>
    <style:style style:name="T101" style:family="text">
      <style:text-properties fo:color="#3333ff" style:text-line-through-style="none" style:text-line-through-type="none" style:text-position="super 58%"/>
    </style:style>
    <style:style style:name="T102" style:family="text">
      <style:text-properties fo:color="#3333ff" style:text-line-through-style="none" style:text-line-through-type="none" style:text-position="super 58%" officeooo:rsid="000c0f2b"/>
    </style:style>
    <style:style style:name="T103" style:family="text">
      <style:text-properties fo:color="#3333ff" style:text-line-through-style="none" style:text-line-through-type="none" style:text-position="super 58%" officeooo:rsid="000cb3af"/>
    </style:style>
    <style:style style:name="T104" style:family="text">
      <style:text-properties fo:color="#3333ff" officeooo:rsid="0029ebb2"/>
    </style:style>
    <style:style style:name="T105" style:family="text">
      <style:text-properties fo:color="#3333ff" officeooo:rsid="002df6af"/>
    </style:style>
    <style:style style:name="T106" style:family="text">
      <style:text-properties fo:color="#3333ff" officeooo:rsid="0036ea8f"/>
    </style:style>
    <style:style style:name="T107" style:family="text">
      <style:text-properties fo:color="#3333ff" officeooo:rsid="00393adb"/>
    </style:style>
    <style:style style:name="T108" style:family="text">
      <style:text-properties officeooo:rsid="00422d22"/>
    </style:style>
    <style:style style:name="T109" style:family="text">
      <style:text-properties fo:color="#9933ff"/>
    </style:style>
    <style:style style:name="T110" style:family="text">
      <style:text-properties fo:color="#9933ff" style:text-position="0% 100%"/>
    </style:style>
    <style:style style:name="T111" style:family="text">
      <style:text-properties fo:color="#9933ff" style:text-position="0% 100%" officeooo:rsid="001f85dd"/>
    </style:style>
    <style:style style:name="T112" style:family="text">
      <style:text-properties fo:color="#9933ff" style:text-position="0% 100%" officeooo:rsid="002508ca"/>
    </style:style>
    <style:style style:name="T113" style:family="text">
      <style:text-properties fo:color="#9933ff" style:text-position="0% 100%" officeooo:rsid="00288837"/>
    </style:style>
    <style:style style:name="T114" style:family="text">
      <style:text-properties fo:color="#9933ff" style:text-position="0% 100%" officeooo:rsid="000c0f2b"/>
    </style:style>
    <style:style style:name="T115" style:family="text">
      <style:text-properties fo:color="#9933ff" officeooo:rsid="00182394"/>
    </style:style>
    <style:style style:name="T116" style:family="text">
      <style:text-properties fo:color="#9933ff" style:text-position="super 58%"/>
    </style:style>
    <style:style style:name="T117" style:family="text">
      <style:text-properties fo:color="#9933ff" style:text-line-through-style="none" style:text-line-through-type="none" style:text-position="0% 100%"/>
    </style:style>
    <style:style style:name="T118" style:family="text">
      <style:text-properties fo:color="#9933ff" style:text-line-through-style="none" style:text-line-through-type="none" style:text-position="0% 100%" officeooo:rsid="002df6af"/>
    </style:style>
    <style:style style:name="T119" style:family="text">
      <style:text-properties fo:color="#9933ff" style:text-line-through-style="none" style:text-line-through-type="none" style:text-position="0% 100%" officeooo:rsid="000cb3af"/>
    </style:style>
    <style:style style:name="T120" style:family="text">
      <style:text-properties fo:color="#9933ff" style:text-line-through-style="none" style:text-line-through-type="none" style:text-position="0% 100%" officeooo:rsid="0035a63a"/>
    </style:style>
    <style:style style:name="T121" style:family="text">
      <style:text-properties fo:color="#9933ff" style:text-line-through-style="none" style:text-line-through-type="none" style:text-position="0% 100%" officeooo:rsid="000e099d"/>
    </style:style>
    <style:style style:name="T122" style:family="text">
      <style:text-properties fo:color="#9933ff" style:text-line-through-style="none" style:text-line-through-type="none" style:text-position="0% 100%" officeooo:rsid="003b1d89"/>
    </style:style>
    <style:style style:name="T123" style:family="text">
      <style:text-properties officeooo:rsid="00440079"/>
    </style:style>
    <style:style style:name="T124" style:family="text">
      <style:text-properties fo:color="#ff66ff"/>
    </style:style>
    <style:style style:name="T125" style:family="text">
      <style:text-properties fo:color="#ff66ff" style:text-line-through-style="none" style:text-line-through-type="none" style:text-position="0% 100%"/>
    </style:style>
    <style:style style:name="T126" style:family="text">
      <style:text-properties fo:color="#ff66ff" style:text-position="0% 100%"/>
    </style:style>
    <style:style style:name="T127" style:family="text">
      <style:text-properties fo:color="#ff66ff"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90</text:p>
      <text:p text:style-name="P3"><text:span text:style-name="T124">1</text:span><text:span text:style-name="T127">er</text:span><text:span text:style-name="T126">.</text:span><text:span text:style-name="T6"><text:line-break/><text:line-break/></text:span><text:span text:style-name="T64">M. le </text:span><text:span text:style-name="T65">m</text:span><text:span text:style-name="T81">is</text:span><text:span text:style-name="T64">. </text:span><text:span text:style-name="T65">d</text:span><text:span text:style-name="T64">'</text:span><text:span text:style-name="T65">H</text:span><text:span text:style-name="T64">ericour</text:span><text:span text:style-name="T66">t</text:span><text:span text:style-name="T6">, commandant le<text:line-break/>reg</text:span><text:span text:style-name="T4">t</text:span><text:span text:style-name="T6">. du </text:span><text:span text:style-name="T9">r</text:span><text:span text:style-name="T6">oy vient à </text:span><text:span text:style-name="T110">Nancy</text:span><text:span text:style-name="T6"> prendre<text:line-break/>connoissance des logemens militaires.</text:span></text:p>
      <text:p text:style-name="P13"/>
      <text:p text:style-name="P13"><text:span text:style-name="T124">3.</text:span><text:line-break/><text:line-break/>Cette nuit après de grandes chaleurs<text:line-break/>et beaucoup de secheresse il a tombé un<text:line-break/>peu de pluye. Et cet ap<text:span text:style-name="T53">r</text:span>ès midi de la grêle<text:line-break/>melée de pluye.</text:p>
      <text:p text:style-name="P3"><text:span text:style-name="T6">On m'ecrit de </text:span><text:span text:style-name="T110">Commercy</text:span><text:span text:style-name="T6"> le 2 que </text:span><text:span text:style-name="T64">le <text:line-break/></text:span><text:span text:style-name="T67">r</text:span><text:span text:style-name="T64">oy</text:span><text:span text:style-name="T6"> continuë a jouir d'une bonne santé<text:line-break/>et qu'il sera difficile de l</text:span><text:span text:style-name="T10">e</text:span><text:span text:style-name="T6"> disuader du<text:line-break/>voyage de </text:span><text:span text:style-name="T110">Versailles</text:span><text:span text:style-name="T6">. Qu'il y a un loup<text:line-break/>d'</text:span><text:span text:style-name="T11">A</text:span><text:span text:style-name="T6">rdennes aux environs de </text:span><text:span text:style-name="T110">Sampigny</text:span><text:span text:style-name="T6"> et<text:line-break/>de </text:span><text:span text:style-name="T110">Mescring</text:span><text:span text:style-name="T6"> qui y répand l'allarme : il a<text:line-break/>déjà attaqué et mordu griévem</text:span><text:span text:style-name="T4">t</text:span><text:span text:style-name="T6">. </text:span><text:span text:style-name="T11">u</text:span><text:span text:style-name="T6">n homme<text:line-break/>et une femme.</text:span></text:p>
      <text:p text:style-name="P13"/>
      <text:p text:style-name="P13"><text:span text:style-name="T124">4</text:span><text:line-break/><text:line-break/><text:span text:style-name="T63">M. l'Intendant</text:span> va à <text:span text:style-name="T109">Commercy</text:span> avec <text:span text:style-name="T63">M.<text:line-break/>l'abbé de S. Mihiel </text:span><text:span text:style-name="T83">s</text:span><text:span text:style-name="T63">on frere</text:span>.</text:p>
      <text:p text:style-name="P13"/>
      <text:p text:style-name="P3"><text:span text:style-name="T126">5</text:span><text:span text:style-name="T6"><text:line-break/><text:line-break/></text:span><text:span text:style-name="T64">Mad. </text:span><text:span text:style-name="T68">l</text:span><text:span text:style-name="T64">a </text:span><text:span text:style-name="T68">d</text:span><text:span text:style-name="T64">uchesse de Grammont</text:span><text:span text:style-name="T6"> part de<text:line-break/></text:span><text:span text:style-name="T110">Nancy</text:span><text:span text:style-name="T6"> pour </text:span><text:span text:style-name="T110">Commercy</text:span><text:span text:style-name="T6"> l'après midi.<text:line-break/>Mort de </text:span><text:span text:style-name="T64">Mad</text:span><text:span text:style-name="T81">e</text:span><text:span text:style-name="T64">.<text:line-break/>Rorté</text:span><text:span text:style-name="T6">, agée de 84 ans, mere du </text:span><text:span text:style-name="T68">m</text:span><text:span text:style-name="T81">is</text:span><text:span text:style-name="T64">. Dessalles</text:span><text:span text:style-name="T6">.</text:span></text:p>
      <text:p text:style-name="P3"><text:span text:style-name="T64">L'abesse de S. Louis de </text:span><text:span text:style-name="T68">M</text:span><text:span text:style-name="T64">etz</text:span><text:span text:style-name="T6"> arrive à </text:span><text:span text:style-name="T110">Commercy</text:span><text:span text:style-name="T6"><text:line-break/>et </text:span><text:span text:style-name="T64">M</text:span><text:span text:style-name="T81">e</text:span><text:span text:style-name="T64">. </text:span><text:span text:style-name="T68">l</text:span><text:span text:style-name="T64">a </text:span><text:span text:style-name="T68">d</text:span><text:span text:style-name="T64">uchesse de </text:span><text:span text:style-name="T68">G</text:span><text:span text:style-name="T64">rammont</text:span><text:span text:style-name="T6"> presque en<text:line-break/>meme tems.</text:span></text:p>
      <text:p text:style-name="P13"/>
      <text:p text:style-name="P13"><text:span text:style-name="T124">6</text:span><text:line-break/><text:line-break/>Le lendemain <text:span text:style-name="T63">Mad. </text:span><text:span text:style-name="T84">l</text:span><text:span text:style-name="T63">a </text:span><text:span text:style-name="T84">p</text:span><text:span text:style-name="T63">rincesse de </text:span><text:span text:style-name="T84">S</text:span><text:span text:style-name="T63">axe</text:span><text:line-break/><text:span text:style-name="T54">c</text:span>oadjutrice de <text:span text:style-name="T109">Remiremont</text:span> y arrive aussi.</text:p>
      <text:p text:style-name="P11"><text:span text:style-name="T126">6</text:span><text:span text:style-name="T6"><text:line-break/><text:line-break/></text:span><text:span text:style-name="T64">M. Thibault de Monbois</text:span><text:span text:style-name="T6">, M</text:span><text:span text:style-name="T4">e</text:span><text:span text:style-name="T6">. des </text:span><text:span text:style-name="T12">c</text:span><text:span text:style-name="T6">omptes,<text:line-break/>épouse </text:span><text:span text:style-name="T64">M</text:span><text:span text:style-name="T81">lle</text:span><text:span text:style-name="T64">. Friant</text:span><text:span text:style-name="T6">, eleve de S. Cyr.</text:span></text:p>
      <text:p text:style-name="P13"/>
      <text:p text:style-name="P13"><text:span text:style-name="T124">7</text:span><text:line-break/><text:line-break/>Une voleuse a été pendue. Elle avoit servi<text:line-break/>dans plusieurs maisons de <text:span text:style-name="T115">N</text:span><text:span text:style-name="T109">ancy</text:span> et accusoit<text:line-break/>tous ses maitres. Elle avoit volé chès <text:span text:style-name="T63">M. Mengin</text:span><text:line-break/>sous p<text:span text:style-name="T55">r</text:span>étexte d'y faire sa déclaration de grossesse.</text:p>
      <text:p text:style-name="P3"><text:span text:style-name="T6">Un courrier arrive à </text:span><text:span text:style-name="T110">Commercy</text:span><text:span text:style-name="T6">, portant<text:line-break/>la nouvelle que </text:span><text:span text:style-name="T64">la </text:span><text:span text:style-name="T69">r</text:span><text:span text:style-name="T64">eine de </text:span><text:span text:style-name="T69">F</text:span><text:span text:style-name="T64">rance</text:span><text:span text:style-name="T6"> partira<text:line-break/>de </text:span><text:span text:style-name="T110">Compiègne</text:span><text:span text:style-name="T6"> le 17 pour venir en </text:span><text:span text:style-name="T110">Lorr</text:span><text:span text:style-name="T116">e</text:span><text:span text:style-name="T110">.</text:span><text:span text:style-name="T6"><text:line-break/></text:span><text:span text:style-name="T13">v</text:span><text:span text:style-name="T6">oir </text:span><text:span text:style-name="T64">le </text:span><text:span text:style-name="T70">r</text:span><text:span text:style-name="T64">oy </text:span><text:span text:style-name="T70">s</text:span><text:span text:style-name="T64">on pere</text:span><text:span text:style-name="T6">.</text:span></text:p>
      <text:p text:style-name="P13"/>
      <text:p text:style-name="P14"><text:span text:style-name="T124">8</text:span><text:line-break/><text:line-break/>Cette nouvelle nous fut apportée le 6<text:line-break/>par <text:span text:style-name="T63">M. l'Intendant</text:span> et <text:span text:style-name="T63">M. l'abbé de S.<text:line-break/>Mihiel</text:span>, qui partiront demain pour <text:span text:style-name="T109">Neuviller</text:span>.</text:p>
      <text:p text:style-name="P14"/>
      <text:p text:style-name="P14"><text:span text:style-name="T124">9</text:span><text:line-break/><text:line-break/>Mort de <text:span text:style-name="T63">Mad. Catalde</text:span>, <text:span text:style-name="T56">s</text:span>upérieure des<text:line-break/><text:span text:style-name="T56">d</text:span>ames prêcheresses.</text:p>
      <text:p text:style-name="P4"><text:span text:style-name="T64">La </text:span><text:span text:style-name="T71">d</text:span><text:span text:style-name="T64">uchesse de Grammont</text:span><text:span text:style-name="T6"> arrive à </text:span><text:span text:style-name="T110">Lunéville</text:span><text:span text:style-name="T6"><text:line-break/>à 7 h </text:span><text:span text:style-name="T4">1</text:span><text:span text:style-name="T6">/</text:span><text:span text:style-name="T25">2</text:span><text:span text:style-name="T6"> du soir</text:span></text:p>
      <text:p text:style-name="P14"/>
      <text:p text:style-name="P14"><text:span text:style-name="T124">10</text:span><text:line-break/><text:line-break/>Elle part le lendemain, entrainant les <text:span text:style-name="T57">d</text:span>ames,<text:line-break/>les officiers, total 32 chevaux.</text:p>
      <text:p text:style-name="P14"/>
      <text:p text:style-name="P4"><text:span text:style-name="T126">14</text:span><text:span text:style-name="T6"><text:line-break/><text:line-break/></text:span><text:span text:style-name="T14">O</text:span><text:span text:style-name="T6">n n'a pû dissuader </text:span><text:span text:style-name="T64">le </text:span><text:span text:style-name="T72">r</text:span><text:span text:style-name="T64">oy</text:span><text:span text:style-name="T6"> de </text:span><text:span text:style-name="T15">s</text:span><text:span text:style-name="T6">on voyage<text:line-break/>ordinaire de </text:span><text:span text:style-name="T110">Bonsecours</text:span><text:span text:style-name="T6">, pour la N. D. de<text:line-break/>demain ; et </text:span><text:span text:style-name="T64">S. M.</text:span><text:span text:style-name="T6"> est arrivée à la </text:span><text:span text:style-name="T110">Malgrange</text:span><text:span text:style-name="T6"><text:line-break/>cet après midi, vers 5 h </text:span><text:span text:style-name="T4">1</text:span><text:span text:style-name="T6">/</text:span><text:span text:style-name="T25">2</text:span><text:span text:style-name="T6">. </text:span><text:span text:style-name="T64">M. le Chancelier</text:span><text:span text:style-name="T6"><text:line-break/>etoit dans la meme voiture. La </text:span><text:span text:style-name="T15">s</text:span><text:span text:style-name="T6">uite fort<text:line-break/>peu nombreuse.</text:span></text:p>
      <text:p text:style-name="P20">91</text:p>
      <text:p text:style-name="P17"><text:span text:style-name="T124">15</text:span><text:line-break/><text:line-break/></text:p>
      <text:p text:style-name="P4"><text:span text:style-name="T64">M. le Chancelier</text:span><text:span text:style-name="T6"> a reçu à la </text:span><text:span text:style-name="T110">Malgrange</text:span><text:span text:style-name="T6">,<text:line-break/>un courrier de </text:span><text:span text:style-name="T111">F</text:span><text:span text:style-name="T116">ce</text:span><text:span text:style-name="T110">.</text:span><text:span text:style-name="T6"> </text:span><text:span text:style-name="T24">a</text:span><text:span text:style-name="T6"> une heure du matin,<text:line-break/>touchant les dispositions du voyage de </text:span><text:span text:style-name="T64">la<text:line-break/></text:span><text:span text:style-name="T73">r</text:span><text:span text:style-name="T64">eine</text:span><text:span text:style-name="T6">. Il avoit déjà envoyé à </text:span><text:span text:style-name="T64">M. l'Intend</text:span><text:span text:style-name="T81">t</text:span><text:span text:style-name="T64">.</text:span><text:span text:style-name="T6"><text:line-break/>à </text:span><text:span text:style-name="T110">Neuviller</text:span><text:span text:style-name="T6">, la lettre et les états de </text:span><text:span text:style-name="T64">M. le<text:line-break/>Comte de S. </text:span><text:span text:style-name="T73">F</text:span><text:span text:style-name="T64">lorentin</text:span><text:span text:style-name="T6">. À 4 h. du matin<text:line-break/></text:span><text:span text:style-name="T64">M. le Chancelier</text:span><text:span text:style-name="T6"> est parti pour </text:span><text:span text:style-name="T110">Lunéville</text:span><text:span text:style-name="T6"><text:line-break/>où il a tenu l'audience des </text:span><text:span text:style-name="T16">s</text:span><text:span text:style-name="T6">ceaux, et il<text:line-break/>est arrivé à 10 h </text:span><text:span text:style-name="T4">3</text:span><text:span text:style-name="T6">/</text:span><text:span text:style-name="T25">4</text:span><text:span text:style-name="T6"> </text:span><text:span text:style-name="T110">aux </text:span><text:span text:style-name="T111">M</text:span><text:span text:style-name="T110">inimes de<text:line-break/>Bonsecours</text:span><text:span text:style-name="T6">, au moment que </text:span><text:span text:style-name="T64">S. M</text:span><text:span text:style-name="T81">té</text:span><text:span text:style-name="T64">.</text:span><text:span text:style-name="T6"> alloit<text:line-break/>s'y mettre à table. </text:span><text:span text:style-name="T64">S. M.</text:span><text:span text:style-name="T6"> a mangé au<text:line-break/></text:span><text:span text:style-name="T16">r</text:span><text:span text:style-name="T6">éfectoire et etoit en voiture pour </text:span><text:span text:style-name="T110">Commercy</text:span><text:span text:style-name="T6"><text:line-break/>un peu avant midi. Elle a reçu avec<text:line-break/>bonté toutes les personnes que l'affection,<text:line-break/>où la curiosité avoient amenées. Il y a<text:line-break/>eu beaucoup de peuple à </text:span><text:span text:style-name="T16">s</text:span><text:span text:style-name="T6">on passage et à<text:line-break/>son départ. </text:span><text:span text:style-name="T16">O</text:span><text:span text:style-name="T6">n n'a remarqué à l'extérieur<text:line-break/>aucun signe de dérangement et d'altération<text:line-break/>dans la </text:span><text:span text:style-name="T16">s</text:span><text:span text:style-name="T6">anté </text:span><text:span text:style-name="T64">du </text:span><text:span text:style-name="T73">r</text:span><text:span text:style-name="T64">oy</text:span><text:span text:style-name="T6">. </text:span><text:span text:style-name="T16">M</text:span><text:span text:style-name="T6">ais hier à <text:line-break/>son arrivé elle souffroit d'une espèce<text:line-break/>de rétention d'urine, occasionnée par le<text:line-break/>voyage.</text:span></text:p>
      <text:p text:style-name="P14"/>
      <text:p text:style-name="P14"><text:span text:style-name="T124">16</text:span><text:line-break/><text:line-break/><text:span text:style-name="T58">O</text:span>n m'ecrit de <text:span text:style-name="T109">Commercy</text:span> que <text:span text:style-name="T63">S. M. Pol.</text:span><text:line-break/><text:span text:style-name="T58">y</text:span> est arrivé hier en bonne <text:span text:style-name="T123">s</text:span>anté, et<text:line-break/>y a trouvé <text:span text:style-name="T63">le </text:span><text:span text:style-name="T85">d</text:span><text:span text:style-name="T63">uc de </text:span><text:span text:style-name="T85">F</text:span><text:span text:style-name="T63">leury</text:span>, <text:span text:style-name="T58">g</text:span>ouverneur<text:line-break/>de la <text:span text:style-name="T58">p</text:span>rovince, qui y restera pendant</text:p>
      <text:p text:style-name="P21">tout le voyage de <text:span text:style-name="T63">la </text:span><text:span text:style-name="T85">r</text:span><text:span text:style-name="T63">eine</text:span>.</text:p>
      <text:p text:style-name="P14"/>
      <text:p text:style-name="P5"><text:span text:style-name="T126">17</text:span><text:span text:style-name="T6"><text:line-break/><text:line-break/></text:span><text:span text:style-name="T64">M. l'Intendant</text:span><text:span text:style-name="T6"> a passé à </text:span><text:span text:style-name="T110">Nancy</text:span><text:span text:style-name="T6"> venant<text:line-break/>de </text:span><text:span text:style-name="T110">Neuviller</text:span><text:span text:style-name="T6">, avec </text:span><text:span text:style-name="T64">M l'abbé de S. Mihiel</text:span><text:span text:style-name="T6"><text:line-break/>son frere. Ils sont partis après dîner<text:line-break/>pour </text:span><text:span text:style-name="T110">Commercy</text:span><text:span text:style-name="T6">, avec </text:span><text:span text:style-name="T64">mon frere le </text:span><text:span text:style-name="T74">c</text:span><text:span text:style-name="T64">omm</text:span><text:span text:style-name="T81">re</text:span><text:span text:style-name="T64">.</text:span><text:span text:style-name="T6"><text:line-break/></text:span><text:span text:style-name="T64">M. le </text:span><text:span text:style-name="T74">d</text:span><text:span text:style-name="T64">uc de </text:span><text:span text:style-name="T74">F</text:span><text:span text:style-name="T64">leury</text:span><text:span text:style-name="T6"> et </text:span><text:span text:style-name="T64">M. </text:span><text:span text:style-name="T74">d</text:span><text:span text:style-name="T64">e la Gal.<text:line-break/>Intendant</text:span><text:span text:style-name="T6">, doivent aller à </text:span><text:span text:style-name="T110">Saudrupt</text:span><text:span text:style-name="T6"> demain<text:line-break/>au devant de </text:span><text:span text:style-name="T64">la </text:span><text:span text:style-name="T74">r</text:span><text:span text:style-name="T64">eine</text:span><text:span text:style-name="T6">.</text:span></text:p>
      <text:p text:style-name="P15"/>
      <text:p text:style-name="P5"><text:span text:style-name="T126">18</text:span><text:span text:style-name="T6"><text:line-break/><text:line-break/></text:span><text:span text:style-name="T17">O</text:span><text:span text:style-name="T6">n m'ecrit de </text:span><text:span text:style-name="T110">Commercy</text:span><text:span text:style-name="T6"> : </text:span><text:span text:style-name="T64">M. l'Intendant</text:span><text:span text:style-name="T6"><text:line-break/>arriva hier vers 8 h </text:span><text:span text:style-name="T4">1</text:span><text:span text:style-name="T6">/</text:span><text:span text:style-name="T25">2</text:span><text:span text:style-name="T6"> il est parti cet après<text:line-break/>midi avec </text:span><text:span text:style-name="T64">M. le </text:span><text:span text:style-name="T75">d</text:span><text:span text:style-name="T64">uc de </text:span><text:span text:style-name="T75">F</text:span><text:span text:style-name="T64">leury</text:span><text:span text:style-name="T6">, pour se rendre<text:line-break/>à </text:span><text:span text:style-name="T110">Bar</text:span><text:span text:style-name="T6">. </text:span><text:span text:style-name="T76">N</text:span><text:span text:style-name="T64">otre frere</text:span><text:span text:style-name="T6"> les dévance de quelque</text:span><text:span text:style-name="T18">s</text:span><text:span text:style-name="T6"><text:line-break/>heures pour aller </text:span><text:span text:style-name="T18">s</text:span><text:span text:style-name="T6">'assurer des dispositions<text:line-break/>arrêtées pour le </text:span><text:span text:style-name="T18">s</text:span><text:span text:style-name="T6">ervice. </text:span><text:span text:style-name="T64">La </text:span><text:span text:style-name="T76">r</text:span><text:span text:style-name="T64">eine</text:span><text:span text:style-name="T6"> dînera<text:line-break/>à </text:span><text:span text:style-name="T110">Saudrupt</text:span><text:span text:style-name="T6">, et arrivera demain vers 4 ou 5 h.<text:line-break/></text:span><text:span text:style-name="T18">O</text:span><text:span text:style-name="T6">n croit que </text:span><text:span text:style-name="T64">le </text:span><text:span text:style-name="T76">r</text:span><text:span text:style-name="T64">oy</text:span><text:span text:style-name="T6"> ira à </text:span><text:span text:style-name="T18">s</text:span><text:span text:style-name="T6">a rencontre jusqu'à<text:line-break/></text:span><text:span text:style-name="T110">S. </text:span><text:span text:style-name="T112">A</text:span><text:span text:style-name="T110">ubin</text:span><text:span text:style-name="T6"> ; on voudroit qu'il n'allat qu'à la<text:line-break/>font</text:span><text:span text:style-name="T18">a</text:span><text:span text:style-name="T6">ine roïale. Toutes les maisons des<text:line-break/>bourgeois </text:span><text:span text:style-name="T19">s</text:span><text:span text:style-name="T6">ont remplies.</text:span></text:p>
      <text:p text:style-name="P15"/>
      <text:p text:style-name="P5"><text:span text:style-name="T126">19</text:span><text:span text:style-name="T6"><text:line-break/><text:line-break/></text:span><text:span text:style-name="T19">L</text:span><text:span text:style-name="T6">'hotel de ville qui avoit remis </text:span><text:span text:style-name="T20">s</text:span><text:span text:style-name="T6">on repas<text:line-break/>de la S. Roch du 16, l'a donné aujourdhui<text:line-break/>aux </text:span><text:span text:style-name="T20">C</text:span><text:span text:style-name="T6">apucins. Les deux </text:span><text:span text:style-name="T20">p</text:span><text:span text:style-name="T6">rocureur et g</text:span><text:span text:style-name="T4">x</text:span><text:span text:style-name="T6">.<text:line-break/></text:span><text:span text:style-name="T20">y</text:span><text:span text:style-name="T6"> etoient. En tout 23 personnes.</text:span></text:p>
      <text:p text:style-name="P15"/>
      <text:p text:style-name="P5"><text:span text:style-name="T126">20</text:span><text:span text:style-name="T6"><text:line-break/><text:line-break/></text:span><text:span text:style-name="T23">A</text:span><text:span text:style-name="T6">ssemblée du </text:span><text:span text:style-name="T21">b</text:span><text:span text:style-name="T6">ureau de l'aumône, où<text:line-break/>etoient </text:span><text:span text:style-name="T77">M</text:span><text:span text:style-name="T82">rs</text:span><text:span text:style-name="T77">. </text:span><text:span text:style-name="T78">d</text:span><text:span text:style-name="T77">u Rouvrois</text:span><text:span text:style-name="T7">, </text:span><text:span text:style-name="T77">de Dombâle</text:span><text:span text:style-name="T7">, </text:span><text:span text:style-name="T77">de<text:line-break/>Tervenus</text:span><text:span text:style-name="T7"> et </text:span><text:span text:style-name="T77">de Bressey</text:span><text:span text:style-name="T7">, et </text:span><text:span text:style-name="T77">moi</text:span><text:span text:style-name="T7">. </text:span><text:span text:style-name="T22">O</text:span><text:span text:style-name="T7">n a proposé<text:line-break/>de préter à la ville 8000</text:span><text:span text:style-name="T5">#</text:span><text:span text:style-name="T7">. sur environ 8600</text:span></text:p>
      <text:p text:style-name="P22">92</text:p>
      <text:p text:style-name="P6"><text:span text:style-name="T6">que </text:span><text:span text:style-name="T64">l'</text:span><text:span text:style-name="T79">e</text:span><text:span text:style-name="T64">mpereur</text:span><text:span text:style-name="T6"> a fait payer au bureau, d'arrerages<text:line-break/>d'aumônes, en remboursant quand on avertiroit<text:line-break/>à 3 mois d'avance, et payant les intérêts à <text:line-break/>5 p % en attendant. </text:span><text:span text:style-name="T64">M</text:span><text:span text:style-name="T81">rs</text:span><text:span text:style-name="T64"> de Tervenus</text:span><text:span text:style-name="T6"> et </text:span><text:span text:style-name="T64">de<text:line-break/>Bressey</text:span><text:span text:style-name="T6"> ont pretendu par des raisonnemens de<text:line-break/>Théologiens que cela n'etoit pas permis. </text:span><text:span text:style-name="T23">O</text:span><text:span text:style-name="T6">n a<text:line-break/>remis l'examen à une assemblée plus nombreuse</text:span></text:p>
      <text:p text:style-name="P16"/>
      <text:p text:style-name="P6"><text:span text:style-name="T126">20</text:span><text:span text:style-name="T6"><text:line-break/><text:line-break/>Lettre de </text:span><text:span text:style-name="T64">mon jeune frere</text:span><text:span text:style-name="T6">, écrite de </text:span><text:span text:style-name="T110">Commercy</text:span><text:span text:style-name="T6">.<text:line-break/> : </text:span><text:span text:style-name="T64">La </text:span><text:span text:style-name="T79">r</text:span><text:span text:style-name="T64">eine</text:span><text:span text:style-name="T6"> arriva hier vers six heures du<text:line-break/>soir. </text:span><text:span text:style-name="T64">Le </text:span><text:span text:style-name="T79">r</text:span><text:span text:style-name="T64">oi</text:span><text:span text:style-name="T6"> etoit allé à </text:span><text:span text:style-name="T22">s</text:span><text:span text:style-name="T6">a rencontre jusqu'à<text:line-break/></text:span><text:span text:style-name="T110">S. </text:span><text:span text:style-name="T113">A</text:span><text:span text:style-name="T110">ubin</text:span><text:span text:style-name="T6">, où il attendit plus de trois heures.<text:line-break/>C'est là que </text:span><text:span text:style-name="T22">s</text:span><text:span text:style-name="T6">'est faite la premiere entrevuë<text:line-break/>de leurs Majestés dans la maison de </text:span><text:span text:style-name="T64">Schmidt</text:span><text:span text:style-name="T6">…<text:line-break/>Bien en a pris à </text:span><text:span text:style-name="T64">M. l'Intendant</text:span><text:span text:style-name="T6"> d'etre allé<text:line-break/>en avant, car sans cela </text:span><text:span text:style-name="T64">la </text:span><text:span text:style-name="T79">r</text:span><text:span text:style-name="T64">eine</text:span><text:span text:style-name="T6">, qui s</text:span><text:span text:style-name="T8">'attendoit<text:line-break/>que </text:span><text:span text:style-name="T80">le </text:span><text:span text:style-name="T79">r</text:span><text:span text:style-name="T80">oi </text:span><text:span text:style-name="T79">s</text:span><text:span text:style-name="T80">on pere</text:span><text:span text:style-name="T8"> lui donneroit à dîner à<text:line-break/></text:span><text:span text:style-name="T114">Saudrupt</text:span><text:span text:style-name="T8">, n'y auroit rien trouvé. Ce ne fut<text:line-break/>que par hazard que </text:span><text:span text:style-name="T80">M. l'Intendant</text:span><text:span text:style-name="T8"> aprit<text:line-break/>bien avant dans la nuit du </text:span><text:span text:style-name="T22">s</text:span><text:span text:style-name="T27">amedi au</text:span><text:span text:style-name="T29"><text:line-break/></text:span><text:span text:style-name="T32">d</text:span><text:span text:style-name="T29">imanche au lundi qu'il n'y avoit aucune disposition<text:line-break/>faite pour recevoir </text:span><text:span text:style-name="T87">la </text:span><text:span text:style-name="T88">r</text:span><text:span text:style-name="T87">eine</text:span><text:span text:style-name="T29">… Le lundi<text:line-break/>à midi il a fait </text:span><text:span text:style-name="T33">s</text:span><text:span text:style-name="T29">ervir </text:span><text:span text:style-name="T33">s</text:span><text:span text:style-name="T29">ept tables. </text:span><text:span text:style-name="T87">Notre<text:line-break/>frere</text:span><text:span text:style-name="T29"> a fait en cette occasion l'office de<text:line-break/>controlleur de la bouche, et il est resté pour<text:line-break/>arrêter les </text:span><text:span text:style-name="T33">c</text:span><text:span text:style-name="T29">omptes et </text:span><text:span text:style-name="T33">s</text:span><text:span text:style-name="T29">older. </text:span><text:span text:style-name="T87">Mad. de Najac<text:line-break/>et M.</text:span><text:span text:style-name="T29"> </text:span><text:span text:style-name="T33">s</text:span><text:span text:style-name="T29">ont logés dans mon corridor, </text:span><text:span text:style-name="T87">Mad.<text:line-break/>Thibault</text:span><text:span text:style-name="T29"> et </text:span><text:span text:style-name="T87">M</text:span><text:span text:style-name="T102">lle</text:span><text:span text:style-name="T87">. Marchand</text:span><text:span text:style-name="T29"> en sont tous<text:line-break/>à portée</text:span></text:p>
      <text:p text:style-name="P23"><text:span text:style-name="T124">22</text:span><text:line-break/><text:line-break/><text:span text:style-name="T63">Mad. la </text:span><text:span text:style-name="T104">p</text:span><text:span text:style-name="T63">rincesse de Saxe</text:span> a passé à<text:line-break/><text:span text:style-name="T109">Nancy</text:span>, venant de <text:span text:style-name="T109">Commercy</text:span> et retournant<text:line-break/>à <text:span text:style-name="T109">Remiremont</text:span>.</text:p>
      <text:p text:style-name="P18"/>
      <text:p text:style-name="P7"><text:span text:style-name="T125">23</text:span><text:span text:style-name="T28"><text:line-break/><text:line-break/></text:span><text:span text:style-name="T34">O</text:span><text:span text:style-name="T28">n a Sçu par le </text:span><text:span text:style-name="T35">c</text:span><text:span text:style-name="T28">ourrier </text:span><text:span text:style-name="T117">d'</text:span><text:span text:style-name="T118">A</text:span><text:span text:style-name="T117">llemagne</text:span><text:span text:style-name="T28"> de<text:line-break/>ce matin que </text:span><text:span text:style-name="T86">l'</text:span><text:span text:style-name="T89">e</text:span><text:span text:style-name="T86">mpereur</text:span><text:span text:style-name="T28"> etoit mort. Cette<text:line-break/>nouvelle m'a été confirmée l'après midi<text:line-break/>par </text:span><text:span text:style-name="T86">mon frere</text:span><text:span text:style-name="T28"> qui arrivoit de </text:span><text:span text:style-name="T117">Commercy</text:span><text:span text:style-name="T28">.<text:line-break/></text:span><text:span text:style-name="T86">M. le </text:span><text:span text:style-name="T89">m</text:span><text:span text:style-name="T101">is</text:span><text:span text:style-name="T86">. </text:span><text:span text:style-name="T89">d</text:span><text:span text:style-name="T86">u Chastelet</text:span><text:span text:style-name="T28"> en avoit eu une<text:line-break/>lettre de </text:span><text:span text:style-name="T86">M. de Lomont</text:span><text:span text:style-name="T28">.</text:span></text:p>
      <text:p text:style-name="P18"><text:span text:style-name="T63">La </text:span><text:span text:style-name="T105">r</text:span><text:span text:style-name="T63">eine</text:span> est allée à la fontaine roïale. Elle<text:line-break/>a pris trois oiseaux à la pipée, leur a fait<text:line-break/>laver les aîles et leur a rendu la liberté.</text:p>
      <text:p text:style-name="P18"/>
      <text:p text:style-name="P7"><text:span text:style-name="T125">24</text:span><text:span text:style-name="T28"><text:line-break/><text:line-break/></text:span><text:span text:style-name="T30">Je </text:span><text:span text:style-name="T36">s</text:span><text:span text:style-name="T30">uis allé à </text:span><text:span text:style-name="T119">Commercy</text:span><text:span text:style-name="T30">, où j'ai apris les<text:line-break/>particularités de la mort de </text:span><text:span text:style-name="T90">l'</text:span><text:span text:style-name="T91">e</text:span><text:span text:style-name="T90">mpereur</text:span><text:span text:style-name="T30">, arrivé<text:line-break/>à </text:span><text:span text:style-name="T119">Inspruck</text:span><text:span text:style-name="T30">, où </text:span><text:span text:style-name="T90">le </text:span><text:span text:style-name="T91">d</text:span><text:span text:style-name="T90">uc Leopold </text:span><text:span text:style-name="T91">s</text:span><text:span text:style-name="T90">on pere</text:span><text:span text:style-name="T30"> etoit né<text:line-break/>en 1679. J'ai vû </text:span><text:span text:style-name="T90">M. le Chancelier</text:span><text:span text:style-name="T30"> ; </text:span><text:span text:style-name="T90">M.<text:line-break/>l'Intendant</text:span><text:span text:style-name="T30"> qui alloit partir pour </text:span><text:span text:style-name="T119">Neuviller</text:span><text:span text:style-name="T30">.<text:line-break/></text:span><text:span text:style-name="T90">Le </text:span><text:span text:style-name="T91">r</text:span><text:span text:style-name="T90">oy</text:span><text:span text:style-name="T30"> avoit ordonné à </text:span><text:span text:style-name="T90">M. Alliot</text:span><text:span text:style-name="T30"> de me presenter<text:line-break/>à </text:span><text:span text:style-name="T90">la </text:span><text:span text:style-name="T91">r</text:span><text:span text:style-name="T90">eine</text:span><text:span text:style-name="T30">, mais je n'ai pas eu de tems, et<text:line-break/>il faloit d'abord voir </text:span><text:span text:style-name="T90">Mad. de Noailles</text:span><text:span text:style-name="T30">. </text:span><text:span text:style-name="T90">Le </text:span><text:span text:style-name="T92">r</text:span><text:span text:style-name="T90">oi</text:span><text:span text:style-name="T30"> et<text:line-break/></text:span><text:span text:style-name="T90">la </text:span><text:span text:style-name="T92">r</text:span><text:span text:style-name="T90">eine</text:span><text:span text:style-name="T30"> mangeoient à une meme table, l'un<text:line-break/>vis à vis de l'autre. Point d'autre homme que<text:line-break/></text:span><text:span text:style-name="T90">le </text:span><text:span text:style-name="T93">r</text:span><text:span text:style-name="T90">oy</text:span><text:span text:style-name="T30"> ; environ 15 </text:span><text:span text:style-name="T37">d</text:span><text:span text:style-name="T30">ames. </text:span><text:span text:style-name="T90">M</text:span><text:span text:style-name="T103">e</text:span><text:span text:style-name="T90">. la </text:span><text:span text:style-name="T93">d</text:span><text:span text:style-name="T90">uchesse de<text:line-break/>Duras</text:span><text:span text:style-name="T30"> est </text:span><text:span text:style-name="T37">j</text:span><text:span text:style-name="T30">eune et belle. Les 3 évêque etoient<text:line-break/>à </text:span><text:span text:style-name="T119">Commercy</text:span><text:span text:style-name="T30"> ; il y est venu des </text:span><text:span text:style-name="T37">j</text:span><text:span text:style-name="T30">esuite</text:span><text:span text:style-name="T37">s</text:span><text:span text:style-name="T30"> de </text:span><text:span text:style-name="T119">Nancy</text:span><text:span text:style-name="T30">.<text:line-break/></text:span><text:span text:style-name="T90">La </text:span><text:span text:style-name="T94">r</text:span><text:span text:style-name="T90">eine</text:span><text:span text:style-name="T30"> etoit </text:span><text:span text:style-name="T38">s</text:span><text:span text:style-name="T30">ur le point d'aller au </text:span><text:span text:style-name="T38">p</text:span><text:span text:style-name="T30">avillon<text:line-break/>lorsque je </text:span><text:span text:style-name="T38">s</text:span><text:span text:style-name="T30">uis reparti pour revenir à </text:span><text:span text:style-name="T119">Nancy</text:span><text:span text:style-name="T30">.<text:line-break/>La nuit m'a pris en sortant de </text:span><text:span text:style-name="T119">Toul</text:span><text:span text:style-name="T30">.</text:span></text:p>
      <text:p text:style-name="P24">93</text:p>
      <text:p text:style-name="P8"><text:span text:style-name="T125">25</text:span><text:span text:style-name="T28"><text:line-break/><text:line-break/></text:span><text:span text:style-name="T39">A</text:span><text:span text:style-name="T28">près midi 25 </text:span><text:span text:style-name="T46">1</text:span><text:span text:style-name="T28">/</text:span><text:span text:style-name="T52">2</text:span><text:span text:style-name="T28"> degrés de chaud.</text:span></text:p>
      <text:p text:style-name="P9"><text:span text:style-name="T28">À </text:span><text:span text:style-name="T117">Commercy</text:span><text:span text:style-name="T28"> la ville avoit fait elever<text:line-break/>un arc de triomphe, avec des devises et des<text:line-break/>inscriptions emblematiques, en face du<text:line-break/>château. Cet édifice fut illumine. </text:span><text:span text:style-name="T40">L</text:span><text:span text:style-name="T28">e 24<text:line-break/></text:span><text:span text:style-name="T86">la </text:span><text:span text:style-name="T100">r</text:span><text:span text:style-name="T86">eine</text:span><text:span text:style-name="T28"> </text:span><text:span text:style-name="T41">s</text:span><text:span text:style-name="T28">'avança dans la ruë au dehors<text:line-break/>du château, et sa presence inattenduë combla<text:line-break/>la </text:span><text:span text:style-name="T41">s</text:span><text:span text:style-name="T28">atisfaction des </text:span><text:span text:style-name="T41">b</text:span><text:span text:style-name="T28">ourgeois. L'affluence<text:line-break/>des </text:span><text:span text:style-name="T41">g</text:span><text:span text:style-name="T28">ens de la </text:span><text:span text:style-name="T41">c</text:span><text:span text:style-name="T28">ampagne et des villes voisines<text:line-break/></text:span><text:span text:style-name="T26">aup</text:span><text:span text:style-name="T28"> a donné un </text:span><text:span text:style-name="T41">s</text:span><text:span text:style-name="T28">pectacle interressant<text:line-break/>toute la journée. </text:span><text:span text:style-name="T41">L</text:span><text:span text:style-name="T28">a multitude a rempli<text:line-break/>jusqu'à la nuit les </text:span><text:span text:style-name="T41">c</text:span><text:span text:style-name="T28">ours, les salles et les<text:line-break/></text:span><text:span text:style-name="T41">j</text:span><text:span text:style-name="T28">ardins du </text:span><text:span text:style-name="T41">c</text:span><text:span text:style-name="T28">hateau ; elle vient encore d'assiéger<text:line-break/>les fenetres de </text:span><text:span text:style-name="T86">la </text:span><text:span text:style-name="T95">r</text:span><text:span text:style-name="T86">eine</text:span><text:span text:style-name="T28">, qui s'en fait voir.<text:line-break/>Il y a ordre de laisser entrer tou</text:span><text:span text:style-name="T41">t </text:span><text:span text:style-name="T28">le monde<text:line-break/>pendant le dîner.</text:span></text:p>
      <text:p text:style-name="P9"><text:span text:style-name="T96">Clement </text:span><text:span text:style-name="T97">H</text:span><text:span text:style-name="T96">ogard</text:span><text:span text:style-name="T31"> incendié à </text:span><text:span text:style-name="T120">V</text:span><text:span text:style-name="T121">ille en Vermois</text:span><text:span text:style-name="T31">, 22 ch</text:span><text:span text:style-name="T48">x</text:span><text:span text:style-name="T31">. Brulés &amp;</text:span><text:span text:style-name="T49">a</text:span><text:span text:style-name="T31">.</text:span></text:p>
      <text:p text:style-name="P19"/>
      <text:p text:style-name="P19"><text:span text:style-name="T124">26</text:span><text:line-break/><text:line-break/><text:span text:style-name="T63">Mad. la </text:span><text:span text:style-name="T106">d</text:span><text:span text:style-name="T63">uchesse de Villars</text:span> a passé à<text:line-break/>7 h. du <text:span text:style-name="T60">s</text:span>oir.</text:p>
      <text:p text:style-name="P19"/>
      <text:p text:style-name="P19"><text:span text:style-name="T124">27</text:span><text:line-break/><text:line-break/><text:span text:style-name="T109">Commercy</text:span>. <text:span text:style-name="T63">La </text:span><text:span text:style-name="T107">r</text:span><text:span text:style-name="T63">eine</text:span> a continué de manger<text:line-break/>hier et aujourdhui en <text:span text:style-name="T61">p</text:span>ublic, et on remarque<text:line-break/>toujours la meme satisfaction dans <text:span text:style-name="T63">le pere</text:span> et <text:span text:style-name="T63">la<text:line-break/>fille</text:span></text:p>
      <text:p text:style-name="P19"/>
      <text:p text:style-name="P19"><text:span text:style-name="T124">28</text:span><text:line-break/><text:line-break/>15 dég. <text:span text:style-name="T62">d</text:span>e chaud à 7 h. du mat. 25 à midi.</text:p>
      <text:p text:style-name="P10"><text:span text:style-name="T86">Le </text:span><text:span text:style-name="T98">d</text:span><text:span text:style-name="T86">uc de </text:span><text:span text:style-name="T98">F</text:span><text:span text:style-name="T86">leury</text:span><text:span text:style-name="T28"> passe incognito<text:line-break/></text:span><text:span text:style-name="T26">Le Sain</text:span><text:span text:style-name="T28"> pour retourner à </text:span><text:span text:style-name="T117">Commercy</text:span><text:span text:style-name="T28">.</text:span></text:p>
      <text:p text:style-name="P12"><text:span text:style-name="T125">29</text:span><text:span text:style-name="T28"><text:line-break/><text:line-break/></text:span><text:span text:style-name="T86">Mad la </text:span><text:span text:style-name="T99">c</text:span><text:span text:style-name="T86">omtesse de Noailles</text:span><text:span text:style-name="T28">, </text:span><text:span text:style-name="T86">M</text:span><text:span text:style-name="T101">e</text:span><text:span text:style-name="T86">. </text:span><text:span text:style-name="T99">l</text:span><text:span text:style-name="T86">a </text:span><text:span text:style-name="T99">d</text:span><text:span text:style-name="T86">uch. </text:span><text:span text:style-name="T99">d</text:span><text:span text:style-name="T86">e<text:line-break/>Duras</text:span><text:span text:style-name="T28"> et </text:span><text:span text:style-name="T86">M. le </text:span><text:span text:style-name="T99">m</text:span><text:span text:style-name="T101">is</text:span><text:span text:style-name="T86">. </text:span><text:span text:style-name="T99">d</text:span><text:span text:style-name="T86">e Saulx</text:span><text:span text:style-name="T28"> arrivés de la<text:line-break/>veille partent pour </text:span><text:span text:style-name="T122">L</text:span><text:span text:style-name="T117">uneville</text:span><text:span text:style-name="T28">, après avoir<text:line-break/>vû l'</text:span><text:span text:style-name="T44">i</text:span><text:span text:style-name="T28">ntendan</text:span><text:span text:style-name="T46">ce</text:span><text:span text:style-name="T28">. La </text:span><text:span text:style-name="T44">r</text:span><text:span text:style-name="T28">etonde, </text:span><text:span text:style-name="T44">l</text:span><text:span text:style-name="T28">'hotel de ville &amp;</text:span><text:span text:style-name="T50">a</text:span><text:span text:style-name="T28">.</text:span></text:p>
      <text:p text:style-name="P10"><text:span text:style-name="T28">La chaleur etoit accablante, mais après<text:line-break/>un grand vent qui elevoit la poussiere aux<text:line-break/>ruës, il a tombé un peu de pluye vers<text:line-break/>3 h </text:span><text:span text:style-name="T46">1</text:span><text:span text:style-name="T28">/</text:span><text:span text:style-name="T52">2</text:span><text:span text:style-name="T28"> ap. </text:span><text:span text:style-name="T44">m</text:span><text:span text:style-name="T28">idi.</text:span></text:p>
      <text:p text:style-name="P19"/>
      <text:p text:style-name="P10"><text:span text:style-name="T125">31</text:span><text:span text:style-name="T28"><text:line-break/><text:line-break/>Les 1</text:span><text:span text:style-name="T46">er</text:span><text:span text:style-name="T28">. et 3</text:span><text:span text:style-name="T46">e</text:span><text:span text:style-name="T28">. </text:span><text:span text:style-name="T45">b</text:span><text:span text:style-name="T28">ataillons du </text:span><text:span text:style-name="T45">r</text:span><text:span text:style-name="T28">eg</text:span><text:span text:style-name="T46">t</text:span><text:span text:style-name="T28">.<text:line-break/>du </text:span><text:span text:style-name="T45">r</text:span><text:span text:style-name="T28">oy arrivent ver</text:span><text:span text:style-name="T45">s</text:span><text:span text:style-name="T28"> dix heures du<text:line-break/>matin. Ils avoient f</text:span><text:span text:style-name="T46">t</text:span><text:span text:style-name="T28"> alte près de la<text:line-break/>belle croix pour changer de linge &amp;</text:span><text:span text:style-name="T51">a</text:span><text:span text:style-name="T2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7ad20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07ad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Aout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8:31:21.024575000</meta:creation-date>
    <dc:date>2016-01-30T22:51:08.028662000</dc:date>
    <meta:editing-duration>PT3H9M11S</meta:editing-duration>
    <meta:editing-cycles>54</meta:editing-cycles>
    <meta:generator>LibreOffice/5.0.4.2$MacOSX_X86_64 LibreOffice_project/2b9802c1994aa0b7dc6079e128979269cf95bc78</meta:generator>
    <meta:document-statistic meta:table-count="0" meta:image-count="0" meta:object-count="0" meta:page-count="8" meta:paragraph-count="45" meta:word-count="1511" meta:character-count="7972" meta:non-whitespace-character-count="6474"/>
  </office:meta>
</office:document-meta>
</file>